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buntu Mono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style:font-name="Ubuntu Mono1" fo:font-size="26pt" style:font-size-asian="26pt" style:font-size-complex="26pt"/>
    </style:style>
    <style:style style:name="P8" style:family="paragraph">
      <style:text-properties style:font-name="Ubuntu Mono1" fo:font-size="26pt" style:font-size-asian="28pt" style:font-size-complex="28pt"/>
    </style:style>
    <style:style style:name="T1" style:family="text">
      <style:text-properties style:font-name="Ubuntu Mono1"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/>
    </style:style>
    <style:style style:name="T5" style:family="text">
      <style:text-properties fo:color="#cc0000"/>
    </style:style>
    <style:style style:name="T6" style:family="text">
      <style:text-properties style:font-name="Ubuntu Mono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1" fo:font-size="26pt" style:font-size-asian="26pt" style:font-size-complex="26pt"/>
    </style:style>
    <style:style style:name="T8" style:family="text">
      <style:text-properties style:font-name="Ubuntu Mono1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 Mono1" fo:font-style="italic" style:font-style-asian="italic" style:font-style-complex="italic"/>
    </style:style>
    <style:style style:name="T10" style:family="text">
      <style:text-properties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style:font-name="Ubuntu Mono1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 Mono1" fo:font-style="normal" style:font-style-asian="normal" style:font-style-complex="normal"/>
    </style:style>
    <style:style style:name="T13" style:family="text">
      <style:text-properties style:font-name="Ubuntu Mono1" fo:font-size="26pt" fo:font-weight="bold" style:font-size-asian="28pt" style:font-weight-asian="bold" style:font-size-complex="28pt" style:font-weight-complex="bold"/>
    </style:style>
    <style:style style:name="T14" style:family="text">
      <style:text-properties style:font-name="Ubuntu Mono1" fo:font-size="26pt" style:font-size-asian="28pt" style:font-size-complex="28pt"/>
    </style:style>
    <style:style style:name="T15" style:family="text">
      <style:text-properties style:font-name="Ubuntu Mono1" fo:font-size="26pt" fo:font-style="italic" style:font-size-asian="28pt" style:font-style-asian="italic" style:font-size-complex="28pt" style:font-style-complex="italic"/>
    </style:style>
    <style:style style:name="T16" style:family="text">
      <style:text-properties style:font-name="Ubuntu Mono1" fo:font-size="26pt" fo:font-style="italic" style:font-style-asian="italic" style:font-style-complex="italic"/>
    </style:style>
    <style:style style:name="T17" style:family="text">
      <style:text-properties style:font-name="Ubuntu Mono1" fo:font-size="26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style:font-name="Ubuntu Mono1" fo:font-size="26pt" fo:font-style="normal" style:font-size-asian="28pt" style:font-style-asian="normal" style:font-size-complex="28pt" style:font-style-complex="normal"/>
    </style:style>
    <style:style style:name="T19" style:family="text">
      <style:text-properties style:font-name="Ubuntu Mono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style:font-name="Ubuntu Mono1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Ubuntu Mono1" fo:font-size="26pt" fo:font-style="normal" style:font-style-asian="normal" style:font-style-complex="normal"/>
    </style:style>
    <style:style style:name="T22" style:family="text">
      <style:text-properties style:font-name="Ubuntu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style:font-name="Ubuntu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style:font-name="Ubuntu Mono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5" style:family="text">
      <style:text-properties style:font-name="Ubuntu Mono1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tic_any; Maciek Gajewski, David Gross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3.81cm" svg:x="1.4cm" svg:y="5.334cm" presentation:class="subtitle" presentation:user-transformed="true">
          <draw:text-box>
            <text:p><text:span text:style-name="T1">static_any</text:span></text:p>
          </draw:text-box>
        </draw:frame>
        <draw:frame draw:style-name="gr1" draw:text-style-name="P3" draw:layer="layout" svg:width="10.668cm" svg:height="1.28cm" svg:x="8.636cm" svg:y="9.144cm">
          <draw:text-box>
            <text:p text:style-name="P2"><text:span text:style-name="T2">A fast, generic container</text:span></text:p>
          </draw:text-box>
        </draw:frame>
        <draw:frame draw:style-name="gr2" draw:text-style-name="P4" draw:layer="layout" svg:width="5.256cm" svg:height="1.673cm" svg:x="1.602cm" svg:y="17.526cm">
          <draw:text-box>
            <text:p>Maciek Gajewski</text:p>
            <text:p>David Gros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is static_any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Like <text:span text:style-name="T3">boost::any</text:span> or <text:span text:style-name="T3">QVariant</text:span></text:p>
              </text:list-item>
              <text:list-item>
                <text:p>Can store single item of any* type</text:p>
              </text:list-item>
              <text:list-item>
                <text:p><text:span text:style-name="T4">Faster</text:span></text:p>
              </text:list-item>
              <text:list-item>
                <text:p><text:span text:style-name="T5">Uses fixed storage size</text:span></text:p>
              </text:list-item>
            </text:list>
          </draw:text-box>
        </draw:frame>
        <draw:frame draw:style-name="gr4" draw:text-style-name="P6" draw:layer="layout" svg:width="23.26cm" svg:height="1.843cm" svg:x="1.886cm" svg:y="17.326cm">
          <draw:text-box>
            <text:p><text:span text:style-name="T2">*) any copyable ty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10">double</text:span><text:span text:style-name="T11">&gt;(); </text:span><text:span text:style-name="T8">// returns fals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><text:span text:style-name="T13">static_any&lt;8&gt;</text:span><text:span text:style-name="T14"> a = 7;</text:span></text:p>
            <text:p><text:span text:style-name="T13">int</text:span><text:span text:style-name="T14"> x = a.get&lt;</text:span><text:span text:style-name="T13">int</text:span><text:span text:style-name="T14">&gt;(); </text:span><text:span text:style-name="T15">// returns 7</text:span></text:p>
            <text:p><text:span text:style-name="T16"/></text:p>
            <text:p><text:span text:style-name="T17">bool</text:span><text:span text:style-name="T18"> hi = a.has&lt;</text:span><text:span text:style-name="T17">int</text:span><text:span text:style-name="T18">&gt;(); </text:span><text:span text:style-name="T15">// returns true</text:span></text:p>
            <text:p><text:span text:style-name="T17">bool</text:span><text:span text:style-name="T18"> hd = a.has&lt;</text:span><text:span text:style-name="T17">double</text:span><text:span text:style-name="T18">&gt;(); </text:span><text:span text:style-name="T15">// returns false</text:span></text:p>
            <text:p><text:span text:style-name="T16"/></text:p>
            <text:p><text:span text:style-name="T17">double </text:span><text:span text:style-name="T19">d = a.get&lt;</text:span><text:span text:style-name="T17">double</text:span><text:span text:style-name="T19">&gt;(); </text:span><text:span text:style-name="T20">// throws!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8&gt;</text:span><text:span text:style-name="T7"> a = 7;</text:span></text:p>
            <text:p><text:span text:style-name="T6">int</text:span><text:span text:style-name="T7"> x = a.get&lt;</text:span><text:span text:style-name="T6">int</text:span><text:span text:style-name="T7">&gt;(); </text:span><text:span text:style-name="T8">// returns 7</text:span></text:p>
            <text:p><text:span text:style-name="T9"/></text:p>
            <text:p><text:span text:style-name="T10">bool</text:span><text:span text:style-name="T11"> hi = a.has&lt;</text:span><text:span text:style-name="T10">int</text:span><text:span text:style-name="T11">&gt;(); </text:span><text:span text:style-name="T8">// returns true</text:span></text:p>
            <text:p><text:span text:style-name="T10">bool</text:span><text:span text:style-name="T11"> hd = a.has&lt;</text:span><text:span text:style-name="T22">double</text:span><text:span text:style-name="T11">&gt;(); </text:span><text:span text:style-name="T8">// returns false</text:span></text:p>
            <text:p><text:span text:style-name="T9"/></text:p>
            <text:p><text:span text:style-name="T10">double </text:span><text:span text:style-name="T23">d = a.get&lt;</text:span><text:span text:style-name="T10">double</text:span><text:span text:style-name="T23">&gt;(); </text:span><text:span text:style-name="T24">// throws!</text:span></text:p>
            <text:p><text:span text:style-name="T25"/></text:p>
            <text:p><text:span text:style-name="T23">a = std::make_pair(4.4, 5.5); </text:span><text:span text:style-name="T24">// fails to compile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static_any&lt;32&gt;</text:span><text:span text:style-name="T7"> a = </text:span><text:span text:style-name="T6">std::string</text:span><text:span text:style-name="T7">(“Hello”);</text:span></text:p>
            <text:p><text:span text:style-name="T6">static_any&lt;32&gt;</text:span><text:span text:style-name="T7"> a2 = a; </text:span><text:span text:style-name="T8">// object copied</text:span></text:p>
            <text:p><text:span text:style-name="T6">static_any&lt;32&gt;</text:span><text:span text:style-name="T7"> a3 = std::move(a2); </text:span><text:span text:style-name="T8">// object moved</text:span></text:p>
            <text:p><text:span text:style-name="T11">a = 5; </text:span><text:span text:style-name="T8">// object destroyed</text:span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How does it work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6">template</text:span><text:span text:style-name="T7">&lt;</text:span><text:span text:style-name="T6">size_t</text:span><text:span text:style-name="T7"> N&gt;</text:span></text:p>
            <text:p><text:span text:style-name="T6">class</text:span><text:span text:style-name="T7"> </text:span><text:span text:style-name="T6">static_any</text:span></text:p>
            <text:p><text:span text:style-name="T7">{</text:span></text:p>
            <text:p><text:span text:style-name="T7"><text:s text:c="4"/></text:span><text:span text:style-name="T8">// …</text:span></text:p>
            <text:p><text:span text:style-name="T6">private</text:span><text:span text:style-name="T7">:</text:span></text:p>
            <text:p><text:span text:style-name="T7"><text:s text:c="4"/></text:span><text:span text:style-name="T6">std::array</text:span><text:span text:style-name="T7">&lt;</text:span><text:span text:style-name="T6">char</text:span><text:span text:style-name="T7">, N&gt; buff_;</text:span></text:p>
            <text:p><text:span text:style-name="T7"><text:s text:c="4"/></text:span><text:span text:style-name="T6">fun_ptr_t</text:span><text:span text:style-name="T7"> function_ = </text:span><text:span text:style-name="T6">nullptr</text:span><text:span text:style-name="T7">;</text:span></text:p>
            <text:p><text:span text:style-name="T7">};</text:span></text:p>
            <text:p><text:span text:style-name="T8">// size = N + sizeof(void*)</text:span></text:p>
            <text:p><text:span text:style-name="T7"/></text:p>
            <text:p><text:span text:style-name="T7"/></text:p>
            <text:p><text:span text:style-name="T7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05:34.357753728</meta:creation-date>
    <dc:date>2016-04-20T19:37:28.909652351</dc:date>
    <meta:editing-duration>PT43M20S</meta:editing-duration>
    <meta:editing-cycles>22</meta:editing-cycles>
    <meta:generator>LibreOffice/5.0.5.2$Linux_X86_64 LibreOffice_project/00m0$Build-2</meta:generator>
    <meta:document-statistic meta:object-count="67"/>
  </office:meta>
</office:document-meta>
</file>